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146in" table:align="margins"/>
    </style:style>
    <style:style style:name="Table6.A" style:family="table-column">
      <style:table-column-properties style:column-width="1.3569in" style:rel-column-width="32767*"/>
    </style:style>
    <style:style style:name="Table6.B" style:family="table-column">
      <style:table-column-properties style:column-width="1.3576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5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0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0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5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1" style:family="paragraph" style:parent-style-name="Standard">
      <style:text-properties style:font-name="Source Sans Pro" officeooo:paragraph-rsid="0062b530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Source Sans Pro" officeooo:paragraph-rsid="00733322"/>
    </style:style>
    <style:style style:name="P9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1" style:family="paragraph" style:parent-style-name="Standard">
      <style:text-properties style:font-name="Source Sans Pro" officeooo:paragraph-rsid="00986756"/>
    </style:style>
    <style:style style:name="P102" style:family="paragraph" style:parent-style-name="Standard">
      <style:text-properties officeooo:paragraph-rsid="0062b530"/>
    </style:style>
    <style:style style:name="P10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6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7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6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7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2" style:family="paragraph" style:parent-style-name="Standard">
      <style:paragraph-properties fo:break-before="auto" fo:break-after="auto"/>
      <style:text-properties officeooo:paragraph-rsid="00bcea45"/>
    </style:style>
    <style:style style:name="P123" style:family="paragraph" style:parent-style-name="Standard" style:master-page-name="Factura_20_cliente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4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5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  <style:style style:name="T12" style:family="text">
      <style:text-properties officeooo:rsid="00abcb2f"/>
    </style:style>
    <style:style style:name="T13" style:family="text">
      <style:text-properties officeooo:rsid="00ad59bb"/>
    </style:style>
    <style:style style:name="T14" style:family="text">
      <style:text-properties style:font-name="Source Sans Pro" fo:font-size="9pt" style:font-size-asian="9pt" style:font-size-complex="9pt"/>
    </style:style>
    <style:style style:name="T15" style:family="text">
      <style:text-properties style:font-name="Source Sans Pro" fo:font-size="9pt" officeooo:rsid="00b854e8" style:font-size-asian="9pt" style:font-size-complex="9pt"/>
    </style:style>
    <style:style style:name="T16" style:family="text">
      <style:text-properties officeooo:rsid="00d42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placeholder text:placeholder-type="text">&lt;for each="sale in objects"&gt;</text:placeholder></text:p>
      <text:p text:style-name="P72"><text:placeholder text:placeholder-type="text">&lt;if test="invoice_e == 'true'"&gt;</text:placeholder></text:p>
      <text:p text:style-name="P7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7"><text:span text:style-name="T12">C.I./RUC</text:span>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2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83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"/>
          </table:table-cell>
        </table:table-row>
      </table:table>
      <text:p text:style-name="P7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3">Código</text:p>
          </table:table-cell>
          <table:table-cell table:style-name="Table2.A1" office:value-type="string">
            <text:p text:style-name="P106">Descripción</text:p>
          </table:table-cell>
          <table:table-cell table:style-name="Table2.A1" office:value-type="string">
            <text:p text:style-name="P115">Cant.</text:p>
          </table:table-cell>
          <table:table-cell table:style-name="Table2.A1" office:value-type="string">
            <text:p text:style-name="P109">P. Unit.</text:p>
          </table:table-cell>
          <table:table-cell table:style-name="Table2.A1" office:value-type="string">
            <text:p text:style-name="P110">Subt.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invoice.lines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choo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lin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85"><text:placeholder text:placeholder-type="text">&lt;if test="line.product.code"&gt;</text:placeholder> </text:p>
            <text:p text:style-name="P10"><text:placeholder text:placeholder-type="text">&lt;line.product.code[0:7]&gt;</text:placeholder> </text:p>
            <text:p text:style-name="P6"><text:placeholder text:placeholder-type="text">&lt;/if&gt;</text:placeholder></text:p>
          </table:table-cell>
          <table:table-cell table:style-name="Table2.A2" office:value-type="string">
            <text:p text:style-name="P76"><text:placeholder text:placeholder-type="text">&lt;if test="lineas &lt;= 3"&gt;</text:placeholder></text:p>
            <text:p text:style-name="P87"><text:placeholder text:placeholder-type="text">&lt;for each="line in line.product.name.split('\n')"&gt;</text:placeholder></text:p>
            <text:p text:style-name="P12"><text:placeholder text:placeholder-type="text">&lt;line&gt;</text:placeholder></text:p>
            <text:p text:style-name="P28"><text:placeholder text:placeholder-type="text">&lt;/for&gt;</text:placeholder> </text:p>
            <text:p text:style-name="P28"><text:placeholder text:placeholder-type="text">&lt;/if&gt;</text:placeholder></text:p>
            <text:p text:style-name="P75"><text:placeholder text:placeholder-type="text">&lt;if test="lineas &gt; 3"&gt;</text:placeholder></text:p>
            <text:p text:style-name="P9"><text:placeholder text:placeholder-type="text">&lt;for each="line in line.product.name[0:40]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  <text:p text:style-name="P29"><text:placeholder text:placeholder-type="text">&lt;/if&gt;</text:placeholder></text:p>
          </table:table-cell>
          <table:table-cell table:style-name="Table2.A2" office:value-type="string">
            <text:p text:style-name="P32"><text:placeholder text:placeholder-type="text">&lt;(str(line.quantity).split(".") )[0]&gt;</text:placeholder></text:p>
          </table:table-cell>
          <table:table-cell table:style-name="Table2.A2" office:value-type="string">
            <text:p text:style-name="P70"><text:span text:style-name="T15">$</text:span><text:span text:style-name="T14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5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subtotal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titl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otherwi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otherwi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choo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18" office:value-type="string">
            <text:p text:style-name="P36">Subtotal:</text:p>
          </table:table-cell>
          <table:table-cell table:style-name="Table2.D18" office:value-type="string">
            <text:p text:style-name="P55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0">SON:</text:p>
          </table:table-cell>
          <table:table-cell table:style-name="Table2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9">Descuento:</text:p>
          </table:table-cell>
          <table:table-cell table:style-name="Table2.A2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42">Subtotal <text:span text:style-name="T6">0</text:span>%:</text:p>
          </table:table-cell>
          <table:table-cell table:style-name="Table2.A2" office:value-type="string">
            <text:p text:style-name="P54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61">Subtotal <text:span text:style-name="T6">14</text:span>%:</text:p>
          </table:table-cell>
          <table:table-cell table:style-name="Table2.A2" office:value-type="string">
            <text:p text:style-name="P49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1"><text:s text:c="2"/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5">IVA 1<text:span text:style-name="T16">4</text:span>%:</text:p>
          </table:table-cell>
          <table:table-cell table:style-name="Table2.A2" office:value-type="string">
            <text:p text:style-name="P58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7"/>
          </table:table-cell>
          <table:table-cell table:style-name="Table2.B23" office:value-type="string">
            <text:p text:style-name="P79"/>
            <text:p text:style-name="P79"/>
            <text:p text:style-name="P79"/>
            <text:p text:style-name="P102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2">________________</text:p>
                  <text:p text:style-name="P22">Firma Autorizada </text:p>
                </table:table-cell>
                <table:table-cell table:style-name="Table6.A1" office:value-type="string">
                  <text:p text:style-name="P22">_______________</text:p>
                  <text:p text:style-name="P22"><text:s text:c="2"/>Cliente</text:p>
                </table:table-cell>
              </table:table-row>
            </table:table>
            <text:p text:style-name="P91"/>
          </table:table-cell>
          <table:table-cell table:style-name="Table2.C23" office:value-type="string">
            <text:p text:style-name="P79"/>
          </table:table-cell>
          <table:table-cell table:style-name="Table2.A2" office:value-type="string">
            <text:p text:style-name="P65">TOTAL:</text:p>
          </table:table-cell>
          <table:table-cell table:style-name="Table2.A2" office:value-type="string">
            <text:p text:style-name="P67"><text:placeholder text:placeholder-type="text">&lt;formatLang(invoice.total_amount, invoice.party.lang, currency=invoice.currency)&gt;</text:placeholder></text:p>
          </table:table-cell>
        </table:table-row>
      </table:table>
      <text:p text:style-name="P89"><text:placeholder text:placeholder-type="text">&lt;/if&gt;</text:placeholder></text:p>
      <text:p text:style-name="P96"><text:placeholder text:placeholder-type="text">&lt;/if&gt;</text:placeholder></text:p>
      <text:p text:style-name="P124"><text:placeholder text:placeholder-type="text">&lt;if test="invoice_e == 'false'"&gt;</text:placeholder></text:p>
      <text:p text:style-name="P90"><text:placeholder text:placeholder-type="text">&lt;if test="sale.state == 'quotation'"&gt;</text:placeholder></text:p>
      <text:p text:style-name="P99">COTIZACIÓN</text:p>
      <text:p text:style-name="P9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8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7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8"><text:span text:style-name="T13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4"><text:span text:style-name="T2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4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4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"/>
          </table:table-cell>
        </table:table-row>
      </table:table>
      <text:p text:style-name="P9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5">Código</text:p>
          </table:table-cell>
          <table:table-cell table:style-name="Table11.A1" office:value-type="string">
            <text:p text:style-name="P108">Descripción</text:p>
          </table:table-cell>
          <table:table-cell table:style-name="Table11.A1" office:value-type="string">
            <text:p text:style-name="P116">Cant.</text:p>
          </table:table-cell>
          <table:table-cell table:style-name="Table11.A1" office:value-type="string">
            <text:p text:style-name="P114">P. Unit.</text:p>
          </table:table-cell>
          <table:table-cell table:style-name="Table11.A1" office:value-type="string">
            <text:p text:style-name="P112">Subt.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invoice.lines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choo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lin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8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11.A2" office:value-type="string">
            <text:p text:style-name="P13"><text:placeholder text:placeholder-type="text">&lt;for each="line in line.product.name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32"><text:placeholder text:placeholder-type="text">&lt;(str(line.quantity).split(".") )[0]&gt;</text:placeholder></text:p>
            <text:p text:style-name="P122"/>
          </table:table-cell>
          <table:table-cell table:style-name="Table1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1.A2" office:value-type="string">
            <text:p text:style-name="P8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subtotal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titl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otherwi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otherwi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choo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6"/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D18" office:value-type="string">
            <text:p text:style-name="P38">Subtotal:</text:p>
          </table:table-cell>
          <table:table-cell table:style-name="Table1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1">SON:</text:p>
          </table:table-cell>
          <table:table-cell table:style-name="Table11.A2" office:value-type="string">
            <text:p text:style-name="P119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1">Descuento:</text:p>
          </table:table-cell>
          <table:table-cell table:style-name="Table11.A2" office:value-type="string">
            <text:p text:style-name="P51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4">Subtotal <text:span text:style-name="T6">0</text:span>%:</text:p>
          </table:table-cell>
          <table:table-cell table:style-name="Table1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62">Subtotal <text:span text:style-name="T6">14</text:span>%:</text:p>
          </table:table-cell>
          <table:table-cell table:style-name="Table11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6"><text:s text:c="2"/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47">IVA 1<text:span text:style-name="T16">4</text:span>%:</text:p>
          </table:table-cell>
          <table:table-cell table:style-name="Table1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19"/>
          </table:table-cell>
          <table:table-cell table:style-name="Table11.B23" office:value-type="string">
            <text:p text:style-name="P81"/>
            <text:p text:style-name="P81"/>
            <text:p text:style-name="P81"/>
            <text:p text:style-name="P81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4">________________</text:p>
                  <text:p text:style-name="P24">Firma Autorizada </text:p>
                </table:table-cell>
                <table:table-cell table:style-name="Table12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1"/>
          </table:table-cell>
          <table:table-cell table:style-name="Table11.C23" office:value-type="string">
            <text:p text:style-name="P81"/>
          </table:table-cell>
          <table:table-cell table:style-name="Table11.A2" office:value-type="string">
            <text:p text:style-name="P66">TOTAL:</text:p>
          </table:table-cell>
          <table:table-cell table:style-name="Table11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4"/>
      <text:p text:style-name="P94"><text:placeholder text:placeholder-type="text">&lt;/if&gt;</text:placeholder></text:p>
      <text:p text:style-name="P125"><text:placeholder text:placeholder-type="text">&lt;if test="sale.state != 'quotation'"&gt;</text:placeholder></text:p>
      <text:p text:style-name="P100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7"><text:span text:style-name="T13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2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2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4">Código</text:p>
          </table:table-cell>
          <table:table-cell table:style-name="Table1.A1" office:value-type="string">
            <text:p text:style-name="P107">Descripción</text:p>
          </table:table-cell>
          <table:table-cell table:style-name="Table1.A1" office:value-type="string">
            <text:p text:style-name="P117">Cant.</text:p>
          </table:table-cell>
          <table:table-cell table:style-name="Table1.A1" office:value-type="string">
            <text:p text:style-name="P113">P. Unit.</text:p>
          </table:table-cell>
          <table:table-cell table:style-name="Table1.A1" office:value-type="string">
            <text:p text:style-name="P111">Subt.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invoice.lines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choo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lin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86"><text:placeholder text:placeholder-type="text">&lt;if test="line.product.code"&gt;</text:placeholder> </text:p>
            <text:p text:style-name="P11"><text:placeholder text:placeholder-type="text">&lt;line.product.code[0:7]&gt;</text:placeholder> </text:p>
            <text:p text:style-name="P7"><text:placeholder text:placeholder-type="text">&lt;/if&gt;</text:placeholder></text:p>
          </table:table-cell>
          <table:table-cell table:style-name="Table1.A2" office:value-type="string">
            <text:p text:style-name="P11"><text:placeholder text:placeholder-type="text">&lt;for each="line in line.product.name[0:40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31"><text:placeholder text:placeholder-type="text">&lt;(str(line.quantity).split(".") )[0]&gt;</text:placeholder></text:p>
          </table:table-cell>
          <table:table-cell table:style-name="Table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subtotal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titl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otherwi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otherwi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choo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18" office:value-type="string">
            <text:p text:style-name="P37">S<text:span text:style-name="T11">ub</text:span>total:</text:p>
          </table:table-cell>
          <table:table-cell table:style-name="Table1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0">SON:</text:p>
          </table:table-cell>
          <table:table-cell table:style-name="Table1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0">Descuento:</text:p>
          </table:table-cell>
          <table:table-cell table:style-name="Table1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3">Subtotal <text:span text:style-name="T6">0</text:span>%:</text:p>
          </table:table-cell>
          <table:table-cell table:style-name="Table1.A2" office:value-type="string">
            <text:p text:style-name="P52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63">Subtotal <text:span text:style-name="T6">14</text:span>%:</text:p>
          </table:table-cell>
          <table:table-cell table:style-name="Table1.A2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><text:s text:c="2"/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6">IVA 1<text:span text:style-name="T16">4</text:span>%:</text:p>
          </table:table-cell>
          <table:table-cell table:style-name="Table1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18"/>
          </table:table-cell>
          <table:table-cell table:style-name="Table1.B23" office:value-type="string">
            <text:p text:style-name="P80"/>
            <text:p text:style-name="P80"/>
            <text:p text:style-name="P80"/>
            <text:p text:style-name="P80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3">________________</text:p>
                  <text:p text:style-name="P23">Firma Autorizada </text:p>
                </table:table-cell>
                <table:table-cell table:style-name="Table3.A1" office:value-type="string">
                  <text:p text:style-name="P23">_______________</text:p>
                  <text:p text:style-name="P23"><text:s text:c="2"/>Cliente</text:p>
                </table:table-cell>
              </table:table-row>
            </table:table>
            <text:p text:style-name="P98"/>
          </table:table-cell>
          <table:table-cell table:style-name="Table1.C23" office:value-type="string">
            <text:p text:style-name="P80"/>
          </table:table-cell>
          <table:table-cell table:style-name="Table1.A2" office:value-type="string">
            <text:p text:style-name="P64">TOTAL:</text:p>
          </table:table-cell>
          <table:table-cell table:style-name="Table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5"><text:placeholder text:placeholder-type="text">&lt;/if&gt;</text:placeholder></text:p>
      <text:p text:style-name="P93"><text:placeholder text:placeholder-type="text">&lt;/if&gt;</text:placeholder></text:p>
      <text:p text:style-name="P9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17M16S</meta:editing-duration>
    <meta:editing-cycles>45</meta:editing-cycles>
    <meta:generator>LibreOffice/5.0.2.2$Linux_X86_64 LibreOffice_project/37b43f919e4de5eeaca9b9755ed688758a8251fe</meta:generator>
    <dc:date>2016-06-01T10:08:24.216946828</dc:date>
    <meta:document-statistic meta:table-count="9" meta:image-count="0" meta:object-count="0" meta:page-count="7" meta:paragraph-count="206" meta:word-count="418" meta:character-count="5285" meta:non-whitespace-character-count="5010"/>
  </office:meta>
</office:document-meta>
</file>